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0f45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ce a style inherits a <text:span text:style-name="CharShadow"><text:span text:style-name="T1">shadow</text:span></text:span>, it c<text:span text:style-name="T1">ould not</text:span> override with no <text:span text:style-name="T1">shadow..</text:span>.</text:p>
      <text:p text:style-name="Shadow">Shadow style</text:p>
      <text:p text:style-name="Standard"/>
      <text:p text:style-name="Standard">no<text:span text:style-name="T1">w</text:span> try inherited without a <text:span text:style-name="CharShadow-removed"><text:span text:style-name="T1">shadow</text:span></text:span></text:p>
      <text:p text:style-name="Shadow-removed">Shadow-removed style</text:p>
      <text:p text:style-name="Standard"/>
      <text:p text:style-name="Standard">End of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Times New Roman" fo:font-family="'Times New Roman'" style:font-family-generic="roman" fo:font-size="12pt" fo:language="zxx" fo:country="none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Shadow" style:family="paragraph" style:parent-style-name="Standard" style:default-outline-level="">
      <style:paragraph-properties fo:padding-left="0cm" fo:padding-right="0.035cm" fo:padding-top="0cm" fo:padding-bottom="0.035cm" fo:border-left="none" fo:border-right="0.26pt solid #000000" fo:border-top="none" fo:border-bottom="0.26pt solid #000000" style:shadow="#000000 0.009cm 0.009cm"/>
      <style:text-properties fo:font-size="24pt" fo:font-style="italic" fo:font-weight="bold" style:font-size-asian="24pt" style:font-style-asian="italic" style:font-weight-asian="bold"/>
    </style:style>
    <style:style style:name="Shadow-removed" style:family="paragraph" style:parent-style-name="Shadow" style:default-outline-level="">
      <style:paragraph-properties fo:padding="0cm" fo:border="none" style:shadow="none"/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CharShadow" style:family="text">
      <style:text-properties loext:padding="0.049cm" loext:border-left="none" loext:border-right="0.06pt solid #000000" loext:border-top="none" loext:border-bottom="0.06pt solid #000000" loext:shadow="#808080 0.176cm 0.176cm"/>
    </style:style>
    <style:style style:name="CharShadow-removed" style:family="text" style:parent-style-name="CharShadow">
      <style:text-properties loext:padding="0.049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9:10:22</meta:creation-date>
    <dc:language>en-CA</dc:language>
    <dc:date>2019-12-21T11:02:19.817126958</dc:date>
    <meta:editing-cycles>7</meta:editing-cycles>
    <meta:editing-duration>PT12M14S</meta:editing-duration>
    <meta:generator>LibreOffice/6.2.8.2$Linux_X86_64 LibreOffice_project/20$Build-2</meta:generator>
    <meta:document-statistic meta:table-count="0" meta:image-count="0" meta:object-count="0" meta:page-count="1" meta:paragraph-count="5" meta:word-count="26" meta:character-count="148" meta:non-whitespace-character-count="127"/>
  </office:meta>
</office:document-meta>
</file>